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rsid="00842381" officeooo:paragraph-rsid="00842381"/>
    </style:style>
    <style:style style:name="P7" style:family="paragraph" style:parent-style-name="First_20_line_20_indent">
      <style:text-properties officeooo:rsid="00842381" officeooo:paragraph-rsid="00842381"/>
    </style:style>
    <style:style style:name="P8" style:family="paragraph" style:parent-style-name="First_20_line_20_indent">
      <style:paragraph-properties fo:text-indent="0cm" style:auto-text-indent="false"/>
      <style:text-properties officeooo:rsid="00842381" officeooo:paragraph-rsid="00842381"/>
    </style:style>
    <style:style style:name="P9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Новый проект для XPS-ASTRA:</text:p>
      <text:p text:style-name="P7"/>
      <text:p text:style-name="P7">CLI — только автомат для рабочего стола</text:p>
      <text:p text:style-name="P7"/>
      <text:p text:style-name="P7">GUI</text:p>
      <text:p text:style-name="P7"/>
      <text:p text:style-name="P7">Пункты меню:</text:p>
      <text:p text:style-name="P7"><text:tab/>1. Файл</text:p>
      <text:p text:style-name="P7"><text:tab/><text:tab/>1.1. Открыть xps/txt</text:p>
      <text:p text:style-name="P7"><text:tab/><text:tab/>1.2. Выбрать ключ-dst</text:p>
      <text:p text:style-name="P7"><text:tab/><text:tab/>1.3. Сохранить как txt</text:p>
      <text:p text:style-name="P7"><text:tab/><text:tab/>1.4. Выход</text:p>
      <text:p text:style-name="P7"><text:tab/>2. ViPNet (активна при установленном ViPNet) </text:p>
      <text:p text:style-name="P7"><text:tab/><text:tab/>2.1. Информация о ViPNet</text:p>
      <text:p text:style-name="P7"><text:tab/><text:tab/>2.2. Запустить ViPNet-client (активна в административном режиме</text:p>
      <text:p text:style-name="P8">и при включенном демоне при установленном ViPNet)</text:p>
      <text:p text:style-name="P7"><text:tab/><text:tab/>2.3. Остановить ViPNet-client (активна в административном режиме и при выключенном демоне при установленном ViPNet)</text:p>
      <text:p text:style-name="P7"><text:tab/><text:tab/>2.4. Установить ключ (активна в административном режиме, выбранном ключе и распознанном пароле при установленном ViPNet)</text:p>
      <text:p text:style-name="P7"><text:tab/><text:tab/>2.5. Удалить ключ ( активна в административном режиме, выбранном ключе и распознанном пароле при установленном ViPNet)</text:p>
      <text:p text:style-name="P7"><text:tab/><text:tab/>2.6. ViPNet client GUI (активна при установленном ViPNet в административном режиме) </text:p>
      <text:p text:style-name="P7"><text:tab/>3. О системе.</text:p>
      <text:p text:style-name="P7"><text:tab/><text:tab/>3.1. Информация. (Паспорт)</text:p>
      <text:p text:style-name="P7"><text:tab/>4. Справка.</text:p>
      <text:p text:style-name="P7"><text:tab/><text:tab/>4.1. Инструкция ( Краткое руководство в отдельном окне)</text:p>
      <text:p text:style-name="P7"><text:tab/><text:tab/>4.2. Помощь ( HTML)</text:p>
      <text:p text:style-name="P7"><text:tab/><text:tab/>4.3. О программе (ИНФО)</text:p>
      <text:p text:style-name="P7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2:44:34.671660661</meta:creation-date>
    <dc:title>Default</dc:title>
    <meta:editing-cycles>2</meta:editing-cycles>
    <meta:editing-duration>PT22M</meta:editing-duration>
    <meta:generator>LibreOffice/7.6.7.2$Linux_X86_64 LibreOffice_project/60$Build-2</meta:generator>
    <dc:date>2025-05-05T13:06:39.247123454</dc:date>
    <meta:document-statistic meta:table-count="1" meta:image-count="0" meta:object-count="0" meta:page-count="1" meta:paragraph-count="34" meta:word-count="154" meta:character-count="1045" meta:non-whitespace-character-count="888"/>
  </office:meta>
</office:document-meta>
</file>